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  <text:a xlink:type="simple" xlink:href="http://palinfo.habago.org/Entry?Command=Information_PrintForum#FORUM40407"><text:span text:style-name="T1">#</text:span></text:a></text:p>
      <text:p text:style-name="P2">沒甚麼好汗顏</text:p>
      <text:p text:style-name="P2"/>
      <text:p text:style-name="P2">Tina 好,</text:p>
      <text:p text:style-name="P2"/>
      <text:p text:style-name="P2">「指責」其實就是「行動」的一部份，如果「指責」聽起來太強烈，那就說「不以為然」好了。「指責」之外，能做的，當然有舉不完的例子，大概可以寫成一本「非暴力行動字典」了。</text:p>
      <text:p text:style-name="P2"/>
      <text:p text:style-name="P2">可是，經常聽到類似這樣的說法或質疑﹕「你這樣做又能怎麼樣？」可是，「不這樣做」又能怎麼樣？「這樣做」，至少帶來一點可能性，不是嗎？</text:p>
      <text:p text:style-name="P2"/>
      <text:p text:style-name="P2">我們一般講到「非暴力」（non-violence），會把它的思想源頭歸給一些人，其中最重要的人之一，就是亨利梭羅（Henry D. Thoreau）。這個人，是個寫東西很有趣的作家，他完全不是一個一般概念下的「社會運動者」，他與世隔絕，住在湖邊的小木屋，像個「游手好閒」的怪人一樣，不太關心世事，很少看報紙。</text:p>
      <text:p text:style-name="P2"/>
      <text:p text:style-name="P2">我看過梭羅的照片，一看就想笑出來，一看就知道是個鄉巴佬，那種鄉巴佬的神色實在蠻使我有好感的。</text:p>
      <text:p text:style-name="P2"/>
      <text:p text:style-name="P2">他因為不爽美國拿他繳的稅去打仗，於是拒絕繳稅，美國政府就把他關進牢裏，他的好朋友，也是位作家、詩人，叫做愛默生（R. W. Emerson），跑去探監，嘲弄似地問他說﹕梭羅啊！你正事不做，在牢裏幹什麼呢！？梭羅也回他說﹕愛默生啊！你正事不做，在牢外又是在幹什麼呢？！</text:p>
      <text:p text:style-name="P2"/>
      <text:p text:style-name="P2">梭羅只坐了一天牢，他的親人就幫他繳了罰款出獄。但他因此寫了一篇影響後代非暴力思想非常深遠的長文，叫做「民不從」（civil disobedience）。這個思想和這個人與眾不同的「單調」一生，卻給人類文明起了驚天動地的作用。</text:p>
      <text:p text:style-name="P2"/>
      <text:p text:style-name="P2">這說來話長，但是，我們可以盡量把它矮化簡化通俗化成最容易理解的說法來看﹕這一兩百年來，梭羅的思想，不但啟發了政治哲學和法哲學上許多關於「權利」和「非暴力」的討論和思想，在行動上，也立下了一個典範。如果說甘地的不合作運動，開啟了前人所未曾想過的一扇窗，這扇窗讓人類明白一個非常簡單卻從不敢相信的道理，那就是﹕「我們有可能不用武力來解決紛爭。」那麼，我們無法不把這份功勞也歸給甘地的前輩--梭羅。</text:p>
      <text:p text:style-name="P2"/>
      <text:p text:style-name="P2">可是，梭羅當然不是生前預見這一切「偉大」的後果才「決定」寫這個或做那個，事實上，他的想法，在他生前一點都不受歡迎，他寫的書賣不出去，出版社叫他乾脆自己來搬回去當計算紙好了。他私人日記裏寫說﹕我今天去扛了「一牛車的書」回來，「這些書是某些比名聲還實際的東西」（they are something more substantial than fame）。他還說，這個事實「連我的肩膀也知道」。他說，即使我的房裏堆滿了這些沒人要看的書，「我今晚提起筆來時，仍然感到和過去一樣心滿意足」（I take up my pen tonight with as much satisfaction as ever.）。</text:p>
      <text:p text:style-name="P2"/>
      <text:p text:style-name="P2">我要說的是﹕我們完全不需要急著有「成果」，也不需要去想太多所謂「效果」的事，因為這些東西都是我們所無法掌握的，我們唯一能掌握的只是我們的感情。我們只要問自己心裏有沒有那個感覺就好了，如果沒有，那就什麼都不要做，如果有，那就順著那個感覺去做，而不必考慮「效果」，因為「效果」是「上帝」該操心的事，而不是我們能控制的，越去計算這些不該計算的東西，只會使我們越遠離目標。就好像一個老師如果老是在計算其一言一行之「春風化雨」的效果，你想他還化得了雨嗎？</text:p>
      <text:p text:style-name="P2"/>
      <text:p text:style-name="P2">不管效果，不意味著效果不重要。效果當然是很重要，問題是，還有什麼作為會比順從真實的感情來得更有效果？順著感覺，我們自然而然會做出最有「效果」的「行動」來。</text:p>
      <text:p text:style-name="P2"/>
      <text:p text:style-name="P2">至於做什麼？當然是做什麼都行，甚至什麼都不做，當然也一點關係都沒有，說不定有時候還更好。有些東西不給它「做」出來，不代表它不存在。</text:p>
      <text:p text:style-name="P2"/>
      <text:p text:style-name="P2">而且，當你注意到某一件事時，實際上，你已經對這事做出「偉大」的貢獻了，不是嗎？我從來不以為一般概念下的那些行動才叫行動。我們如果確信自己的感情有一百分，那麼，我們就該有一百分的自信，完全不必小看自己的那些「沒有行動的行動」或者「看似微小的行動」。</text:p>
      <text:p text:style-name="P2"/>
      <text:p text:style-name="P2">今天特地跑去倫敦參加波灣戰爭十周年的集會，地點在英國的「總統府」前面。這次集會分成「會被逮捕」和「不會被逮捕」兩種行動內容。「不會被逮捕的」 就是一般發傳單、演講以及唱歌跳舞；「會被逮捕的」就是躺在大馬路上故意堵塞交通要道。後者只有十幾個人參加。</text:p>
      <text:p text:style-name="P2"/>
      <text:p text:style-name="P2">我看到一個西方年輕人，男的，被警察一而再再而三扛離馬路，他一被扛走，又馬上和警察玩捉迷藏，努力回去馬路上躺，警察後來只好召來更多人手和一部大型警車，把他用人牆團團圍住在警車裏，移送法辦。</text:p>
      <text:p text:style-name="P2"/>
      <text:p text:style-name="P2">這一切過程都靜悄悄，沒有吶喊，沒有尖叫。除了和他一起來的同伴，大概也沒有人知道這個「小男生」是誰、從哪裏來。儘管往後肯定會有些法律上的麻煩夠他受了，但是，將來的歷史書上，大概也不會因此而記上他一筆。我也不認識他，但他所做的其實並不會消失，它會一直存在別人的心裏。即使沒有人目睹這一切，或者甚至這一切外在行為都沒有發生，它仍然會以某種方式一直存在當事人心裏和某個看不見的世界裏。</text:p>
      <text:p text:style-name="P2"/>
      <text:p text:style-name="P2">最終起了作用的，不是外在行為，而是那看不見的東西。所以,，雖然未曾謀面，我感覺你已經「做」了一百分，沒什麼好汗顏了。</text:p>
      <text:p text:style-name="P2"/>
      <text:p text:style-name="P2">陳真</text:p>
      <text:p text:style-name="P2"/>
      <text:p text:style-name="P2">───────────────────────── </text:p>
      <text:p text:style-name="P2">Tina ^_^ wrote:</text:p>
      <text:p text:style-name="P2"/>
      <text:p text:style-name="P2">我在這樣的“事件”（它怎麼只是一個新聞而已呢絕不）裡面看不到文明，這是怎樣一個愚蠢而野蠻的世界？我難過還有因為我們站在旁邊指責， 然後呢，所以我不敢指責。我們是這個野蠻世界的一部份，我懂的少，但我懂得我現在感覺難過，也懂得不斷地閱讀想知道為什麼一直在思考該怎麼行動，汗顏自己做得太少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